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1.3453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0.498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Xbox 1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One 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RumblePa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umblePad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3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3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PS4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S4</text:p>
          </table:table-cell>
          <table:table-cell table:number-columns-repeated="6"/>
          <table:table-cell office:value-type="string" calcext:value-type="string">
            <text:p>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  <table:table-cell office:value-type="string" calcext:value-type="string">
            <text:p>lef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  <table:table-cell office:value-type="string" calcext:value-type="string">
            <text:p>axis 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7"/>
          <table:table-cell office:value-type="string" calcext:value-type="string">
            <text:p>axis r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table:number-columns-repeated="7"/>
          <table:table-cell office:value-type="string" calcext:value-type="string">
            <text:p>cent l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  <table:table-cell office:value-type="string" calcext:value-type="string">
            <text:p>cent r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  <table:table-cell office:value-type="string" calcext:value-type="string">
            <text:p>r shold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ch Pad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5:37:12.620744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21T17:00:04.221134085</dc:date>
    <meta:editing-duration>PT10H15S</meta:editing-duration>
    <meta:editing-cycles>132</meta:editing-cycles>
    <meta:document-statistic meta:table-count="8" meta:cell-count="815" meta:object-count="0"/>
  </office:meta>
</office:document-meta>
</file>